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5e8ac7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Text_20_body" style:list-style-name="L1">
      <style:text-properties fo:color="#5e8ac7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 style:list-style-name="L1">
      <style:text-properties fo:color="#000000" fo:font-size="14pt" fo:font-weight="bold" officeooo:rsid="001e1d46" officeooo:paragraph-rsid="001e1d46" style:font-size-asian="14pt" style:font-weight-asian="bold" style:font-size-complex="14pt" style:font-weight-complex="bold"/>
    </style:style>
    <style:style style:name="P5" style:family="paragraph" style:parent-style-name="Text_20_body">
      <style:text-properties fo:color="#000000" fo:font-size="14pt" fo:font-weight="bold" officeooo:rsid="001e1d46" officeooo:paragraph-rsid="001e1d46" style:font-size-asian="14pt" style:font-weight-asian="bold" style:font-size-complex="14pt" style:font-weight-complex="bold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xercise</text:span> </text:p>
      <text:list xml:id="list3957249126" text:style-name="L1">
        <text:list-item>
          <text:p text:style-name="P3">Prompt for amount, interest rate and no. of years and calculate simple interest.</text:p>
          <text:p text:style-name="P4">File name: 1<text:span text:style-name="T2">st</text:span>.html</text:p>
        </text:list-item>
        <text:list-item>
          <text:p text:style-name="P3">is palindrome string</text:p>
          <text:p text:style-name="P4">File name: <text:s/>2<text:span text:style-name="T2">nd</text:span>.html</text:p>
        </text:list-item>
        <text:list-item>
          <text:p text:style-name="P3">Area of circle</text:p>
          <text:p text:style-name="P4">File name: 3<text:span text:style-name="T2">rd</text:span>.html</text:p>
        </text:list-item>
        <text:list-item>
          <text:p text:style-name="P3">Copy information of one object to another and log it to console.</text:p>
          <text:p text:style-name="P4">File name: 4<text:span text:style-name="T2">th</text:span>.html</text:p>
        </text:list-item>
        <text:list-item>
          <text:p text:style-name="P3">create a list of objects of Employee with info as follow :</text:p>
          <text:list>
            <text:list-item>
              <text:p text:style-name="P3">Name, age, salary ,DOB</text:p>
            </text:list-item>
            <text:list-item>
              <text:p text:style-name="P3">filter all employees with salary greater than 5000</text:p>
            </text:list-item>
            <text:list-item>
              <text:p text:style-name="P3">group employee on the basis of their age</text:p>
            </text:list-item>
            <text:list-item>
              <text:p text:style-name="P3">fetch employees with salary less than 1000 and age greater than 20. Then give them an increment 5 times their salary. </text:p>
            </text:list-item>
          </text:list>
        </text:list-item>
      </text:list>
      <text:p text:style-name="P5">File name: 5<text:span text:style-name="T2">th</text:span>.htm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6:00:49.394103870</meta:creation-date>
    <dc:date>2020-02-13T16:03:21.758712134</dc:date>
    <meta:editing-duration>PT2M32S</meta:editing-duration>
    <meta:editing-cycles>1</meta:editing-cycles>
    <meta:document-statistic meta:table-count="0" meta:image-count="0" meta:object-count="0" meta:page-count="1" meta:paragraph-count="15" meta:word-count="109" meta:character-count="585" meta:non-whitespace-character-count="497"/>
    <meta:generator>LibreOffice/6.0.3.2$Linux_X86_64 LibreOffice_project/00m0$Build-2</meta:generator>
  </office:meta>
</office:document-meta>
</file>